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159cm" svg:x="4.048cm" svg:y="4.1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20:24:07.960086400</meta:creation-date>
    <dc:date>2015-10-30T20:24:37.588610391</dc:date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